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Titre1" style:list-style-name="LFO2" style:family="paragraph"/>
    <style:style style:name="P8" style:parent-style-name="Normal" style:family="paragraph">
      <style:paragraph-properties fo:text-indent="0.25in"/>
      <style:text-properties style:font-size-complex="12pt"/>
    </style:style>
    <style:style style:name="P9" style:parent-style-name="Normal" style:family="paragraph">
      <style:text-properties style:font-size-complex="12pt"/>
    </style:style>
    <style:style style:name="P10" style:parent-style-name="Titre1" style:list-style-name="LFO2" style:family="paragraph"/>
    <style:style style:name="P11" style:parent-style-name="Titre2" style:list-style-name="LFO3" style:family="paragraph"/>
    <style:style style:name="P12" style:parent-style-name="Normal" style:family="paragraph">
      <style:text-properties style:font-size-complex="12pt"/>
    </style:style>
    <style:style style:name="P13" style:parent-style-name="Normal" style:family="paragraph">
      <style:paragraph-properties fo:text-indent="0.25in"/>
      <style:text-properties style:font-size-complex="12pt"/>
    </style:style>
    <style:style style:name="P14" style:parent-style-name="Normal" style:family="paragraph">
      <style:text-properties style:font-size-complex="12pt"/>
    </style:style>
    <style:style style:name="P15" style:parent-style-name="Normal" style:family="paragraph">
      <style:text-properties style:font-size-complex="12pt"/>
    </style:style>
    <style:style style:name="P16" style:parent-style-name="Titre2" style:list-style-name="LFO3" style:family="paragraph"/>
    <style:style style:name="P17" style:parent-style-name="Normal" style:family="paragraph">
      <style:paragraph-properties fo:text-indent="0.25in"/>
      <style:text-properties style:font-size-complex="12pt"/>
    </style:style>
    <style:style style:name="P18" style:parent-style-name="Normal" style:family="paragraph">
      <style:text-properties style:font-size-complex="12pt"/>
    </style:style>
    <style:style style:name="P19" style:parent-style-name="Normal" style:family="paragraph">
      <style:text-properties style:font-size-complex="12pt"/>
    </style:style>
    <style:style style:name="P20" style:parent-style-name="Paragraphedeliste" style:list-style-name="LFO6" style:family="paragraph">
      <style:text-properties style:font-size-complex="12pt"/>
    </style:style>
    <style:style style:name="P21" style:parent-style-name="Paragraphedeliste" style:family="paragraph">
      <style:text-properties style:font-size-complex="12pt"/>
    </style:style>
    <style:style style:name="P22" style:parent-style-name="Paragraphedeliste" style:family="paragraph">
      <style:text-properties style:font-size-complex="12pt"/>
    </style:style>
    <style:style style:name="P23" style:parent-style-name="Paragraphedeliste" style:list-style-name="LFO6" style:family="paragraph">
      <style:text-properties style:font-size-complex="12pt"/>
    </style:style>
    <style:style style:name="P24" style:parent-style-name="Paragraphedeliste" style:family="paragraph">
      <style:text-properties style:font-size-complex="12pt"/>
    </style:style>
    <style:style style:name="P25" style:parent-style-name="Paragraphedeliste" style:family="paragraph">
      <style:text-properties style:font-size-complex="12pt"/>
    </style:style>
    <style:style style:name="P26" style:parent-style-name="Paragraphedeliste" style:list-style-name="LFO6" style:family="paragraph">
      <style:text-properties style:font-size-complex="12pt"/>
    </style:style>
    <style:style style:name="P27" style:parent-style-name="Paragraphedeliste" style:family="paragraph">
      <style:text-properties style:font-size-complex="12pt"/>
    </style:style>
    <style:style style:name="P28" style:parent-style-name="Titre1" style:list-style-name="LFO2" style:family="paragraph"/>
    <style:style style:name="P29" style:parent-style-name="Normal" style:family="paragraph">
      <style:paragraph-properties fo:text-indent="0.25in"/>
    </style:style>
    <style:style style:name="T30" style:parent-style-name="Policepardéfaut" style:family="text">
      <style:text-properties style:font-size-complex="12pt"/>
    </style:style>
    <style:style style:name="T31" style:parent-style-name="Policepardéfaut" style:family="text">
      <style:text-properties style:font-size-complex="12pt"/>
    </style:style>
    <style:style style:name="T32" style:parent-style-name="Policepardéfaut" style:family="text">
      <style:text-properties fo:font-weight="bold" style:font-weight-asian="bold" style:font-weight-complex="bold" style:font-size-complex="12pt"/>
    </style:style>
    <style:style style:name="T33" style:parent-style-name="Policepardéfaut" style:family="text">
      <style:text-properties style:font-size-complex="12pt"/>
    </style:style>
    <style:style style:name="T34" style:parent-style-name="Policepardéfaut" style:family="text">
      <style:text-properties fo:font-weight="bold" style:font-weight-asian="bold" style:font-weight-complex="bold" style:font-size-complex="12pt"/>
    </style:style>
    <style:style style:name="T35" style:parent-style-name="Policepardéfaut" style:family="text">
      <style:text-properties style:font-size-complex="12pt"/>
    </style:style>
    <style:style style:name="T36" style:parent-style-name="Policepardéfaut" style:family="text">
      <style:text-properties fo:font-weight="bold" style:font-weight-asian="bold" style:font-weight-complex="bold" style:font-size-complex="12pt"/>
    </style:style>
    <style:style style:name="T37" style:parent-style-name="Policepardéfaut" style:family="text">
      <style:text-properties style:font-size-complex="12pt"/>
    </style:style>
    <style:style style:name="T38" style:parent-style-name="Policepardéfaut" style:family="text">
      <style:text-properties fo:font-weight="bold" style:font-weight-asian="bold" style:font-weight-complex="bold" style:font-size-complex="12pt"/>
    </style:style>
    <style:style style:name="T39" style:parent-style-name="Policepardéfaut" style:family="text">
      <style:text-properties style:font-size-complex="12pt"/>
    </style:style>
    <style:style style:name="T40" style:parent-style-name="Policepardéfaut" style:family="text">
      <style:text-properties fo:font-weight="bold" style:font-weight-asian="bold" style:font-weight-complex="bold" style:font-size-complex="12pt"/>
    </style:style>
    <style:style style:name="T41" style:parent-style-name="Policepardéfaut" style:family="text">
      <style:text-properties style:font-size-complex="12pt"/>
    </style:style>
    <style:style style:name="T42" style:parent-style-name="Policepardéfaut" style:family="text">
      <style:text-properties fo:font-weight="bold" style:font-weight-asian="bold" style:font-weight-complex="bold" style:font-size-complex="12pt"/>
    </style:style>
    <style:style style:name="T43" style:parent-style-name="Policepardéfaut" style:family="text">
      <style:text-properties style:font-size-complex="12pt"/>
    </style:style>
    <style:style style:name="T44" style:parent-style-name="Policepardéfaut" style:family="text">
      <style:text-properties fo:font-weight="bold" style:font-weight-asian="bold" style:font-weight-complex="bold" style:font-size-complex="12pt"/>
    </style:style>
    <style:style style:name="T45" style:parent-style-name="Policepardéfaut" style:family="text">
      <style:text-properties style:font-size-complex="12pt"/>
    </style:style>
    <style:style style:name="T46" style:parent-style-name="Policepardéfaut" style:family="text">
      <style:text-properties fo:font-weight="bold" style:font-weight-asian="bold" style:font-weight-complex="bold" style:font-size-complex="12pt"/>
    </style:style>
    <style:style style:name="T47" style:parent-style-name="Policepardéfaut" style:family="text">
      <style:text-properties style:font-size-complex="12pt"/>
    </style:style>
    <style:style style:name="T48" style:parent-style-name="Policepardéfaut" style:family="text">
      <style:text-properties style:font-size-complex="12pt"/>
    </style:style>
    <style:style style:name="P49" style:parent-style-name="Normal" style:family="paragraph">
      <style:paragraph-properties fo:text-indent="0.25in"/>
    </style:style>
    <style:style style:name="T50" style:parent-style-name="Policepardéfaut" style:family="text">
      <style:text-properties style:font-size-complex="12pt"/>
    </style:style>
    <style:style style:name="T51" style:parent-style-name="Policepardéfaut" style:family="text">
      <style:text-properties fo:font-weight="bold" style:font-weight-asian="bold" style:font-weight-complex="bold" style:font-size-complex="12pt"/>
    </style:style>
    <style:style style:name="T52" style:parent-style-name="Policepardéfaut" style:family="text">
      <style:text-properties style:font-size-complex="12pt"/>
    </style:style>
    <style:style style:name="T53" style:parent-style-name="Policepardéfaut" style:family="text">
      <style:text-properties fo:font-weight="bold" style:font-weight-asian="bold" style:font-weight-complex="bold" style:font-size-complex="12pt"/>
    </style:style>
    <style:style style:name="T54" style:parent-style-name="Policepardéfaut" style:family="text">
      <style:text-properties style:font-size-complex="12pt"/>
    </style:style>
    <style:style style:name="T55" style:parent-style-name="Policepardéfaut" style:family="text">
      <style:text-properties fo:font-weight="bold" style:font-weight-asian="bold" style:font-weight-complex="bold" style:font-size-complex="12pt"/>
    </style:style>
    <style:style style:name="T56" style:parent-style-name="Policepardéfaut" style:family="text">
      <style:text-properties style:font-size-complex="12pt"/>
    </style:style>
    <style:style style:name="T57" style:parent-style-name="Policepardéfaut" style:family="text">
      <style:text-properties fo:font-weight="bold" style:font-weight-asian="bold" style:font-weight-complex="bold" style:font-size-complex="12pt"/>
    </style:style>
    <style:style style:name="T58" style:parent-style-name="Policepardéfaut" style:family="text">
      <style:text-properties style:font-size-complex="12pt"/>
    </style:style>
    <style:style style:name="T59" style:parent-style-name="Policepardéfaut" style:family="text">
      <style:text-properties style:font-size-complex="12pt"/>
    </style:style>
    <style:style style:name="T60" style:parent-style-name="Policepardéfaut" style:family="text">
      <style:text-properties style:font-size-complex="12pt"/>
    </style:style>
    <style:style style:name="T61" style:parent-style-name="Policepardéfaut" style:family="text">
      <style:text-properties fo:font-weight="bold" style:font-weight-asian="bold" style:font-weight-complex="bold" style:font-size-complex="12pt"/>
    </style:style>
    <style:style style:name="T62" style:parent-style-name="Policepardéfaut" style:family="text">
      <style:text-properties style:font-size-complex="12pt"/>
    </style:style>
    <style:style style:name="T63" style:parent-style-name="Policepardéfaut" style:family="text">
      <style:text-properties fo:font-weight="bold" style:font-weight-asian="bold" style:font-weight-complex="bold" style:font-size-complex="12pt"/>
    </style:style>
    <style:style style:name="T64" style:parent-style-name="Policepardéfaut" style:family="text">
      <style:text-properties style:font-size-complex="12pt"/>
    </style:style>
    <style:style style:name="T65" style:parent-style-name="Policepardéfaut" style:family="text">
      <style:text-properties style:font-size-complex="12pt"/>
    </style:style>
    <style:style style:name="T66" style:parent-style-name="Policepardéfaut" style:family="text">
      <style:text-properties fo:font-weight="bold" style:font-weight-asian="bold" style:font-weight-complex="bold" style:font-size-complex="12pt"/>
    </style:style>
    <style:style style:name="T67" style:parent-style-name="Policepardéfaut" style:family="text">
      <style:text-properties style:font-size-complex="12pt"/>
    </style:style>
    <style:style style:name="T68" style:parent-style-name="Policepardéfaut" style:family="text">
      <style:text-properties style:font-size-complex="12pt"/>
    </style:style>
    <style:style style:name="T69" style:parent-style-name="Policepardéfaut" style:family="text">
      <style:text-properties style:font-size-complex="12pt"/>
    </style:style>
    <style:style style:name="T70" style:parent-style-name="Policepardéfaut" style:family="text">
      <style:text-properties style:font-size-complex="12pt"/>
    </style:style>
    <style:style style:name="T71" style:parent-style-name="Policepardéfaut" style:family="text">
      <style:text-properties fo:font-weight="bold" style:font-weight-asian="bold" style:font-weight-complex="bold" style:font-size-complex="12pt"/>
    </style:style>
    <style:style style:name="T72" style:parent-style-name="Policepardéfaut" style:family="text">
      <style:text-properties style:font-size-complex="12pt"/>
    </style:style>
    <style:style style:name="T73" style:parent-style-name="Policepardéfaut" style:family="text">
      <style:text-properties fo:font-weight="bold" style:font-weight-asian="bold" style:font-weight-complex="bold" style:font-size-complex="12pt"/>
    </style:style>
    <style:style style:name="T74" style:parent-style-name="Policepardéfaut" style:family="text">
      <style:text-properties style:font-size-complex="12pt"/>
    </style:style>
    <style:style style:name="T75" style:parent-style-name="Policepardéfaut" style:family="text">
      <style:text-properties style:font-size-complex="12pt"/>
    </style:style>
    <style:style style:name="T76" style:parent-style-name="Policepardéfaut" style:family="text">
      <style:text-properties style:font-size-complex="12pt"/>
    </style:style>
    <style:style style:name="T77" style:parent-style-name="Policepardéfaut" style:family="text">
      <style:text-properties fo:font-weight="bold" style:font-weight-asian="bold" style:font-weight-complex="bold" style:font-size-complex="12pt"/>
    </style:style>
    <style:style style:name="T78" style:parent-style-name="Policepardéfaut" style:family="text">
      <style:text-properties style:font-size-complex="12pt"/>
    </style:style>
    <style:style style:name="T79" style:parent-style-name="Policepardéfaut" style:family="text">
      <style:text-properties style:font-size-complex="12pt"/>
    </style:style>
    <style:style style:name="T80" style:parent-style-name="Policepardéfaut" style:family="text">
      <style:text-properties style:font-size-complex="12pt"/>
    </style:style>
    <style:style style:name="T81" style:parent-style-name="Policepardéfaut" style:family="text">
      <style:text-properties fo:font-weight="bold" style:font-weight-asian="bold" style:font-weight-complex="bold" style:font-size-complex="12pt"/>
    </style:style>
    <style:style style:name="T82" style:parent-style-name="Policepardéfaut" style:family="text">
      <style:text-properties style:font-size-complex="12pt"/>
    </style:style>
    <style:style style:name="T83" style:parent-style-name="Policepardéfaut" style:family="text">
      <style:text-properties style:font-size-complex="12pt"/>
    </style:style>
    <style:style style:name="T84" style:parent-style-name="Policepardéfaut" style:family="text">
      <style:text-properties style:font-size-complex="12pt"/>
    </style:style>
    <style:style style:name="T85" style:parent-style-name="Policepardéfaut" style:family="text">
      <style:text-properties fo:font-weight="bold" style:font-weight-asian="bold" style:font-weight-complex="bold" style:font-size-complex="12pt"/>
    </style:style>
    <style:style style:name="T86" style:parent-style-name="Policepardéfaut" style:family="text">
      <style:text-properties style:font-size-complex="12pt"/>
    </style:style>
    <style:style style:name="T87" style:parent-style-name="Policepardéfaut" style:family="text">
      <style:text-properties style:font-size-complex="12pt"/>
    </style:style>
    <style:style style:name="T88" style:parent-style-name="Policepardéfaut" style:family="text">
      <style:text-properties style:font-size-complex="12pt"/>
    </style:style>
    <style:style style:name="T89" style:parent-style-name="Policepardéfaut" style:family="text">
      <style:text-properties style:font-size-complex="12pt"/>
    </style:style>
    <style:style style:name="T90" style:parent-style-name="Policepardéfaut" style:family="text">
      <style:text-properties style:font-size-complex="12pt"/>
    </style:style>
    <style:style style:name="P91" style:parent-style-name="Normal" style:family="paragraph">
      <style:paragraph-properties fo:text-indent="0.25in"/>
    </style:style>
    <style:style style:name="T92" style:parent-style-name="Policepardéfaut" style:family="text">
      <style:text-properties style:font-size-complex="12pt"/>
    </style:style>
    <style:style style:name="T93" style:parent-style-name="Policepardéfaut" style:family="text">
      <style:text-properties style:font-size-complex="12pt"/>
    </style:style>
    <style:style style:name="T94" style:parent-style-name="Policepardéfaut" style:family="text">
      <style:text-properties style:font-size-complex="12pt"/>
    </style:style>
    <style:style style:name="T95" style:parent-style-name="Policepardéfaut" style:family="text">
      <style:text-properties fo:font-weight="bold" style:font-weight-asian="bold" style:font-weight-complex="bold" style:font-size-complex="12pt"/>
    </style:style>
    <style:style style:name="T96" style:parent-style-name="Policepardéfaut" style:family="text">
      <style:text-properties style:font-size-complex="12pt"/>
    </style:style>
    <style:style style:name="T97" style:parent-style-name="Policepardéfaut" style:family="text">
      <style:text-properties fo:font-weight="bold" style:font-weight-asian="bold" style:font-weight-complex="bold" style:font-size-complex="12pt"/>
    </style:style>
    <style:style style:name="T98" style:parent-style-name="Policepardéfaut" style:family="text">
      <style:text-properties fo:font-weight="bold" style:font-weight-asian="bold" style:font-weight-complex="bold" style:font-size-complex="12pt"/>
    </style:style>
    <style:style style:name="T99" style:parent-style-name="Policepardéfaut" style:family="text">
      <style:text-properties fo:font-weight="bold" style:font-weight-asian="bold" style:font-weight-complex="bold" style:font-size-complex="12pt"/>
    </style:style>
    <style:style style:name="T100" style:parent-style-name="Policepardéfaut" style:family="text">
      <style:text-properties style:font-size-complex="12pt"/>
    </style:style>
    <style:style style:name="T101" style:parent-style-name="Policepardéfaut" style:family="text">
      <style:text-properties fo:font-weight="bold" style:font-weight-asian="bold" style:font-weight-complex="bold" style:font-size-complex="12pt"/>
    </style:style>
    <style:style style:name="T102" style:parent-style-name="Policepardéfaut" style:family="text">
      <style:text-properties style:font-size-complex="12pt"/>
    </style:style>
    <style:style style:name="T103" style:parent-style-name="Policepardéfaut" style:family="text">
      <style:text-properties style:font-size-complex="12pt"/>
    </style:style>
    <style:style style:name="T104" style:parent-style-name="Policepardéfaut" style:family="text">
      <style:text-properties fo:font-weight="bold" style:font-weight-asian="bold" style:font-weight-complex="bold" style:font-size-complex="12pt"/>
    </style:style>
    <style:style style:name="T105" style:parent-style-name="Policepardéfaut" style:family="text">
      <style:text-properties style:font-size-complex="12pt"/>
    </style:style>
    <style:style style:name="T106" style:parent-style-name="Policepardéfaut" style:family="text">
      <style:text-properties fo:font-weight="bold" style:font-weight-asian="bold" style:font-weight-complex="bold" style:font-size-complex="12pt"/>
    </style:style>
    <style:style style:name="T107" style:parent-style-name="Policepardéfaut" style:family="text">
      <style:text-properties style:font-size-complex="12pt"/>
    </style:style>
    <style:style style:name="P108" style:parent-style-name="Normal" style:family="paragraph">
      <style:paragraph-properties fo:text-indent="0.25in"/>
      <style:text-properties style:font-size-complex="12pt"/>
    </style:style>
    <style:style style:name="P109" style:parent-style-name="Normal" style:family="paragraph">
      <style:paragraph-properties fo:text-indent="0.25in"/>
      <style:text-properties style:font-size-complex="12pt"/>
    </style:style>
    <style:style style:name="P110" style:parent-style-name="Titre1" style:list-style-name="LFO2" style:family="paragraph"/>
    <style:style style:name="P111" style:parent-style-name="Normal" style:family="paragraph">
      <style:text-properties style:font-size-complex="12pt"/>
    </style:style>
    <style:style style:name="P112" style:parent-style-name="Paragraphedeliste" style:list-style-name="LFO8" style:family="paragraph">
      <style:text-properties style:font-size-complex="12pt"/>
    </style:style>
    <style:style style:name="P113" style:parent-style-name="Paragraphedeliste" style:list-style-name="LFO8" style:family="paragraph">
      <style:text-properties style:font-size-complex="12pt"/>
    </style:style>
    <style:style style:name="P114" style:parent-style-name="Paragraphedeliste" style:list-style-name="LFO8" style:family="paragraph">
      <style:text-properties style:font-size-complex="12pt"/>
    </style:style>
    <style:style style:name="P115" style:parent-style-name="Paragraphedeliste" style:list-style-name="LFO8" style:family="paragraph">
      <style:text-properties style:font-size-complex="12pt"/>
    </style:style>
    <style:style style:name="P116" style:parent-style-name="Paragraphedeliste" style:list-style-name="LFO8" style:family="paragraph">
      <style:text-properties style:font-size-complex="12pt"/>
    </style:style>
    <style:style style:name="P117" style:parent-style-name="Paragraphedeliste" style:list-style-name="LFO8" style:family="paragraph">
      <style:text-properties style:font-size-complex="12pt"/>
    </style:style>
    <style:style style:name="P118" style:parent-style-name="Paragraphedeliste" style:list-style-name="LFO8" style:family="paragraph">
      <style:text-properties style:font-size-complex="12pt"/>
    </style:style>
    <style:style style:name="P119" style:parent-style-name="Paragraphedeliste" style:list-style-name="LFO8" style:family="paragraph">
      <style:text-properties style:font-size-complex="12pt"/>
    </style:style>
    <style:style style:name="P120" style:parent-style-name="Paragraphedeliste" style:list-style-name="LFO8" style:family="paragraph">
      <style:text-properties style:font-size-complex="12pt"/>
    </style:style>
    <style:style style:name="P121" style:parent-style-name="Paragraphedeliste" style:list-style-name="LFO8" style:family="paragraph">
      <style:text-properties style:font-size-complex="12pt"/>
    </style:style>
    <style:style style:name="P122" style:parent-style-name="Paragraphedeliste" style:list-style-name="LFO8" style:family="paragraph">
      <style:text-properties style:font-size-complex="12pt"/>
    </style:style>
    <style:style style:name="P123" style:parent-style-name="Paragraphedeliste" style:list-style-name="LFO8" style:family="paragraph">
      <style:text-properties style:font-size-complex="12pt"/>
    </style:style>
    <style:style style:name="P124" style:parent-style-name="Paragraphedeliste" style:family="paragraph">
      <style:paragraph-properties fo:margin-left="1in">
        <style:tab-stops/>
      </style:paragraph-properties>
      <style:text-properties style:font-size-complex="12pt"/>
    </style:style>
    <style:style style:name="P125" style:parent-style-name="Paragraphedeliste" style:list-style-name="LFO8" style:family="paragraph">
      <style:text-properties style:font-size-complex="12pt"/>
    </style:style>
    <style:style style:name="P126" style:parent-style-name="Paragraphedeliste" style:list-style-name="LFO8" style:family="paragraph">
      <style:text-properties style:font-size-complex="12pt"/>
    </style:style>
    <style:style style:name="P127" style:parent-style-name="Paragraphedeliste" style:list-style-name="LFO8" style:family="paragraph">
      <style:text-properties style:font-size-complex="12pt"/>
    </style:style>
    <style:style style:name="P128" style:parent-style-name="Paragraphedeliste" style:list-style-name="LFO8" style:family="paragraph">
      <style:text-properties style:font-size-complex="12pt"/>
    </style:style>
    <style:style style:name="P129" style:parent-style-name="Paragraphedeliste" style:list-style-name="LFO8" style:family="paragraph">
      <style:text-properties style:font-size-complex="12pt"/>
    </style:style>
    <style:style style:name="P130" style:parent-style-name="Paragraphedeliste" style:list-style-name="LFO8" style:family="paragraph">
      <style:text-properties style:font-size-complex="12pt"/>
    </style:style>
    <style:style style:name="P131" style:parent-style-name="Paragraphedeliste" style:list-style-name="LFO8" style:family="paragraph">
      <style:text-properties style:font-size-complex="12pt"/>
    </style:style>
    <style:style style:name="P132" style:parent-style-name="Paragraphedeliste" style:list-style-name="LFO8" style:family="paragraph">
      <style:text-properties style:font-size-complex="12pt"/>
    </style:style>
    <style:style style:name="P133" style:parent-style-name="Paragraphedeliste" style:list-style-name="LFO8" style:family="paragraph">
      <style:text-properties style:font-size-complex="12pt"/>
    </style:style>
    <style:style style:name="P134" style:parent-style-name="Paragraphedeliste" style:list-style-name="LFO8" style:family="paragraph">
      <style:text-properties style:font-size-complex="12pt"/>
    </style:style>
    <style:style style:name="P135" style:parent-style-name="Paragraphedeliste" style:list-style-name="LFO8" style:family="paragraph">
      <style:text-properties style:font-size-complex="12pt"/>
    </style:style>
    <style:style style:name="P136" style:parent-style-name="Paragraphedeliste" style:list-style-name="LFO8" style:family="paragraph">
      <style:text-properties style:font-size-complex="12pt"/>
    </style:style>
    <style:style style:name="P137" style:parent-style-name="Paragraphedeliste" style:list-style-name="LFO8" style:family="paragraph">
      <style:text-properties style:font-size-complex="12pt"/>
    </style:style>
    <style:style style:name="P138" style:parent-style-name="Paragraphedeliste" style:list-style-name="LFO8" style:family="paragraph">
      <style:text-properties style:font-size-complex="12pt"/>
    </style:style>
    <style:style style:name="P139" style:parent-style-name="Paragraphedeliste" style:list-style-name="LFO8" style:family="paragraph">
      <style:text-properties style:font-size-complex="12pt"/>
    </style:style>
    <style:style style:name="P140" style:parent-style-name="Paragraphedeliste" style:list-style-name="LFO8" style:family="paragraph">
      <style:text-properties style:font-size-complex="12pt"/>
    </style:style>
    <style:style style:name="P141" style:parent-style-name="Titre1" style:list-style-name="LFO2" style:family="paragraph"/>
    <style:style style:name="P142" style:parent-style-name="Normal" style:family="paragraph">
      <style:paragraph-properties fo:text-indent="0.25in"/>
    </style:style>
    <style:style style:name="P143" style:parent-style-name="Titre2" style:list-style-name="LFO9" style:family="paragraph"/>
    <style:style style:name="P144" style:parent-style-name="Titre3" style:list-style-name="LFO10" style:family="paragraph"/>
    <style:style style:name="P145" style:parent-style-name="Normal" style:family="paragraph">
      <style:paragraph-properties fo:margin-left="0.25in">
        <style:tab-stops/>
      </style:paragraph-properties>
    </style:style>
    <style:style style:name="P146" style:parent-style-name="Titre3" style:list-style-name="LFO10" style:family="paragraph"/>
    <style:style style:name="P147" style:parent-style-name="Normal" style:family="paragraph">
      <style:paragraph-properties fo:margin-left="0.4916in" fo:text-indent="0.0083in">
        <style:tab-stops/>
      </style:paragraph-properties>
    </style:style>
    <style:style style:name="T148" style:parent-style-name="Policepardéfaut" style:family="text">
      <style:text-properties fo:font-weight="bold" style:font-weight-asian="bold" style:font-weight-complex="bold"/>
    </style:style>
    <style:style style:name="P149" style:parent-style-name="Titre3" style:list-style-name="LFO10" style:family="paragraph"/>
    <style:style style:name="P150" style:parent-style-name="Normal" style:family="paragraph">
      <style:paragraph-properties fo:margin-left="0.4916in">
        <style:tab-stops/>
      </style:paragraph-properties>
    </style:style>
    <style:style style:name="P151" style:parent-style-name="Normal" style:family="paragraph">
      <style:paragraph-properties fo:margin-left="0.4916in">
        <style:tab-stops/>
      </style:paragraph-properties>
    </style:style>
    <style:style style:name="P152" style:parent-style-name="Titre3" style:list-style-name="LFO10" style:family="paragraph"/>
    <style:style style:name="P153" style:parent-style-name="Normal" style:family="paragraph">
      <style:paragraph-properties fo:margin-left="0.4916in">
        <style:tab-stops/>
      </style:paragraph-properties>
    </style:style>
    <style:style style:name="P154" style:parent-style-name="Titre3" style:list-style-name="LFO10" style:family="paragraph"/>
    <style:style style:name="P155" style:parent-style-name="Normal" style:family="paragraph">
      <style:paragraph-properties fo:margin-left="0.4916in">
        <style:tab-stops/>
      </style:paragraph-properties>
    </style:style>
    <style:style style:name="P156" style:parent-style-name="Titre3" style:list-style-name="LFO10" style:family="paragraph"/>
    <style:style style:name="P157" style:parent-style-name="Normal" style:family="paragraph">
      <style:paragraph-properties fo:margin-left="0.5in">
        <style:tab-stops/>
      </style:paragraph-properties>
    </style:style>
    <style:style style:name="P158" style:parent-style-name="Titre2" style:list-style-name="LFO9" style:family="paragraph"/>
    <style:style style:name="P159" style:parent-style-name="Normal" style:family="paragraph">
      <style:paragraph-properties fo:text-indent="0.25in"/>
    </style:style>
    <style:style style:name="P160" style:parent-style-name="Titre3" style:list-style-name="LFO10" style:family="paragraph"/>
    <style:style style:name="P161" style:parent-style-name="Normal" style:family="paragraph">
      <style:paragraph-properties fo:margin-left="0.25in">
        <style:tab-stops/>
      </style:paragraph-properties>
    </style:style>
    <style:style style:name="P162" style:parent-style-name="Titre3" style:list-style-name="LFO10" style:family="paragraph"/>
    <style:style style:name="P163" style:parent-style-name="Normal" style:family="paragraph">
      <style:paragraph-properties fo:margin-left="0.25in">
        <style:tab-stops/>
      </style:paragraph-properties>
    </style:style>
    <style:style style:name="P164" style:parent-style-name="Normal" style:family="paragraph">
      <style:paragraph-properties fo:margin-left="0.25in">
        <style:tab-stops/>
      </style:paragraph-properties>
    </style:style>
    <style:style style:name="P165" style:parent-style-name="Titre3" style:list-style-name="LFO10" style:family="paragraph"/>
    <style:style style:name="P166" style:parent-style-name="Paragraphedeliste" style:list-style-name="LFO11" style:family="paragraph"/>
    <style:style style:name="T167" style:parent-style-name="Policepardéfaut" style:family="text">
      <style:text-properties fo:font-weight="bold" style:font-weight-asian="bold" style:font-weight-complex="bold"/>
    </style:style>
    <style:style style:name="P168" style:parent-style-name="Paragraphedeliste" style:list-style-name="LFO11" style:family="paragraph"/>
    <style:style style:name="P169" style:parent-style-name="Paragraphedeliste" style:list-style-name="LFO11" style:family="paragraph"/>
    <style:style style:name="P170" style:parent-style-name="Titre1" style:list-style-name="LFO2" style:family="paragraph"/>
    <style:style style:name="P171" style:parent-style-name="Titre2" style:family="paragraph">
      <style:paragraph-properties fo:text-indent="0.4916in"/>
    </style:style>
    <style:style style:name="P172" style:parent-style-name="Normal" style:family="paragraph">
      <style:paragraph-properties fo:text-indent="0.4916in"/>
    </style:style>
    <style:style style:name="P173" style:parent-style-name="Normal" style:family="paragraph">
      <style:paragraph-properties fo:text-indent="0.4916in"/>
    </style:style>
    <style:style style:name="P174" style:parent-style-name="Normal" style:family="paragraph">
      <style:paragraph-properties fo:text-indent="0.4916in"/>
    </style:style>
    <style:style style:name="P175" style:parent-style-name="Titre2" style:family="paragraph">
      <style:paragraph-properties fo:text-indent="0.4916in"/>
    </style:style>
    <style:style style:name="P176" style:parent-style-name="Normal" style:family="paragraph">
      <style:paragraph-properties fo:text-indent="0.4916in"/>
    </style:style>
    <style:style style:name="P177" style:parent-style-name="Normal" style:family="paragraph">
      <style:paragraph-properties fo:text-indent="0.4916in"/>
    </style:style>
    <style:style style:name="P178" style:parent-style-name="Normal" style:family="paragraph">
      <style:paragraph-properties fo:text-indent="0.4916in"/>
    </style:style>
  </office:automatic-styles>
  <office:body>
    <office:text text:use-soft-page-breaks="true">
      <text:p text:style-name="P1">Projet Java EE</text:p>
      <text:p text:style-name="P2">AMMAR Wassim</text:p>
      <text:p text:style-name="P3"/>
      <text:p text:style-name="P4"/>
      <text:p text:style-name="P5"/>
      <text:p text:style-name="P6"/>
      <text:list text:style-name="LFO2" text:continue-numbering="true">
        <text:list-item>
          <text:p text:style-name="P7">Introduction</text:p>
        </text:list-item>
      </text:list>
      <text:p text:style-name="Normal"/>
      <text:p text:style-name="P8">Ce projet vise à explorer les technologies java EE et spring boot, vu en cours, pour concevoir une application de voyage. L’objectif est de permettre une exploration, des endroits et des monuments. Mais aussi la modification de quelques monuments. Afin de réaliser cet objectif, je vais me concentrer sur une gestion efficace des données, le mapping relationnel-objet avec JPA, ainsi que l’utilisation de Spring Boot pour simplifier le développement.<text:s/></text:p>
      <text:p text:style-name="P9">Ce rapport documentera le processus d'intégration des données dans l'environnement Java, en mettant l'accent sur le mapping adéquat, la création des repositories, services, controllers, et l'utilisation de Thymeleaf. Je vais examiner également les choix de conception réalisés lors de cette intégration et la manière dont les différentes couches applicatives sont implémentées.</text:p>
      <text:p text:style-name="Normal"/>
      <text:list text:style-name="LFO2" text:continue-numbering="true">
        <text:list-item>
          <text:p text:style-name="P10">Technologie et<text:s/>Architecture<text:s/></text:p>
        </text:list-item>
      </text:list>
      <text:p text:style-name="Normal"/>
      <text:list text:style-name="LFO3" text:continue-numbering="true">
        <text:list-item>
          <text:p text:style-name="P11">Technologie</text:p>
        </text:list-item>
      </text:list>
      <text:p text:style-name="P12"/>
      <text:p text:style-name="P13">Les technologies choisies pour ce projet, notamment Spring Boot, Spring Boot Web, Spring Boot Security, Spring boot validation et Thymeleaf, offrent une combinaison puissante et complémentaire pour le développement des applications Java.</text:p>
      <text:p text:style-name="P14">Spring Boot en tant que framework de développement, simplifie la configuration et le déploiement. Spring boot Web qui facilite la création de l’interface utilisateur, couplé avec Thymeleaf qui, en tant que moteur de template, offre une manière flexible et facile de générer des pages web dynamiques. La sécurité est assurée par Spring Boot Security, qui fournit des fonctionnalités robustes pour l’authentification. Enfin, Spring Boot<text:s/><text:soft-page-break/>Validation<text:s/>garantit<text:s/>la validation des données, afin de garder l’intégrité des informations manipulées.</text:p>
      <text:p text:style-name="P15">Ces technologies forment un ensemble cohérent et assez complet qui s’aligne parfaitement avec mon architecture de choix ; MVC (Modèle-vue-contrôleur). Elles facilitent la séparation des préoccupations entre le modèle, la vue et le contrôleur, assurant ainsi une conception modulaire, claire et conforme aux meilleures pratiques de développement.</text:p>
      <text:p text:style-name="Normal"/>
      <text:p text:style-name="Normal"/>
      <text:list text:style-name="LFO3" text:continue-numbering="true">
        <text:list-item>
          <text:p text:style-name="P16">Architecture</text:p>
        </text:list-item>
      </text:list>
      <text:p text:style-name="Normal"/>
      <text:p text:style-name="P17">L’architecture MVC a été appliquée pour structurer le projet et le rendre facile à maintenir. Le Modèle représente la logique métier et la gestion des données, la Vue gère l’interface utilisateur et le Contrôleur prend en charge la coordination entre la Vue et le Modèle.</text:p>
      <text:p text:style-name="P18">Comme évoqué précédemment, Spring offre une excellente intégration de l’architecture MVC<text:s/>avec son module Spring MVC. Pour résumer cette architecture tranche l’application en trois couches :</text:p>
      <text:p text:style-name="P19"/>
      <text:list text:style-name="LFO6" text:continue-numbering="true">
        <text:list-item>
          <text:p text:style-name="P20">Couche Modèle :</text:p>
        </text:list-item>
      </text:list>
      <text:p text:style-name="P21">La couche Modèle est responsable de la gestion des données et de la logique métier. Dans notre application, elle est sous forme des entités, qui sont des classes gérées par JPA, représentant les régions, les monuments, les célébrités etc. Ces entités sont associées aux tables de la base de données et leur gestion est assuré par JPA.</text:p>
      <text:p text:style-name="P22"/>
      <text:list text:style-name="LFO6" text:continue-numbering="true">
        <text:list-item>
          <text:p text:style-name="P23">Couche Vue :</text:p>
        </text:list-item>
      </text:list>
      <text:p text:style-name="P24">La couche Vue gère l’interface utilisateur de l’application. Dans le cas de mon application, elle mise en œuvre grâce à Thymeleaf, une technologie de modèle qui facilite la génération des page HTML avec un contenu dynamique. Cette couche est cruciale afin de présenter clairement les informations.</text:p>
      <text:p text:style-name="P25"/>
      <text:list text:style-name="LFO6" text:continue-numbering="true">
        <text:list-item>
          <text:p text:style-name="P26">Couche Contrôleur :</text:p>
        </text:list-item>
      </text:list>
      <text:p text:style-name="P27">La couche Contrôleur est responsable de la gestion des flux de contrôle de l’application. Dans l’architecture MVC, les contrôleurs sont des classes annotées avec @Controller. Ils reçoivent les requêtes http, interagissent avec la couche Modèle pour récupérer les données nécessaires, et dirigent le flux vers les pages Thymeleaf appropriées.</text:p>
      <text:p text:style-name="Normal"/>
      <text:soft-page-break/>
      <text:list text:style-name="LFO2" text:continue-numbering="true">
        <text:list-item>
          <text:p text:style-name="P28">Jeux de données</text:p>
        </text:list-item>
      </text:list>
      <text:p text:style-name="Normal"/>
      <text:p text:style-name="P29"><text:span text:style-name="T30">La structure de la base de données de ce projet</text:span><text:span text:style-name="T31"><text:s/>est constituée sous la forme d’une organisation hiérarchique des régions, départements, lieux, monuments et célébrités, établissant des relations significatives entre ces entités. La table<text:s/></text:span><text:span text:style-name="T32">Region</text:span><text:span text:style-name="T33"><text:s/>identifie chaque région par un numéro de région<text:s/></text:span><text:span text:style-name="T34">NumReg</text:span><text:span text:style-name="T35"><text:s/>et un nom<text:s/></text:span><text:span text:style-name="T36">NomReg.<text:s/></text:span><text:span text:style-name="T37">De même, la table<text:s/></text:span><text:span text:style-name="T38">Departement</text:span><text:span text:style-name="T39"><text:s/>comprend des informations sur les départements, telles que le numéro de département<text:s/></text:span><text:span text:style-name="T40">numDep</text:span><text:span text:style-name="T41">, le nom du département<text:s/></text:span><text:span text:style-name="T42">nomDep</text:span><text:span text:style-name="T43">, le chef-lieu<text:s/></text:span><text:span text:style-name="T44">chefLieu</text:span><text:span text:style-name="T45">, et une clé étrangère faisant<text:s/></text:span><text:span text:style-name="T46">reference</text:span><text:span text:style-name="T47"><text:s/>à la table Region.</text:span><text:span text:style-name="T48"><text:s/></text:span></text:p>
      <text:p text:style-name="P49"><text:span text:style-name="T50">La table<text:s/></text:span><text:span text:style-name="T51">Lieu</text:span><text:span text:style-name="T52"><text:s/>enregistre des détails sur les communes, associant chaque lieu à un code Insee unique<text:s/></text:span><text:span text:style-name="T53">codeInsee</text:span><text:span text:style-name="T54">, un nom<text:s/></text:span><text:span text:style-name="T55">nomCom</text:span><text:span text:style-name="T56">, et des coordonnées de latitude et de longitude. La table<text:s/></text:span><text:span text:style-name="T57">Monument</text:span><text:span text:style-name="T58"><text:s/>s’occupe des informations sur<text:s/></text:span><text:span text:style-name="T59">les monuments</text:span><text:span text:style-name="T60">, avec une clé primaire basée sur leurs codes géographique<text:s/></text:span><text:span text:style-name="T61">geohash</text:span><text:span text:style-name="T62">, ainsi que des attributs sur le nom, le type etc. Finalement les célébrités sont représentées dans la table<text:s/></text:span><text:span text:style-name="T63">Celebrite</text:span><text:span text:style-name="T64"><text:s/>avec un numéro unique</text:span><text:span text:style-name="T65"><text:s/></text:span><text:span text:style-name="T66">numCelebrite</text:span><text:span text:style-name="T67">, un nom et<text:s/></text:span><text:span text:style-name="T68">prénom</text:span><text:span text:style-name="T69">,</text:span><text:span text:style-name="T70"><text:s/></text:span><text:span text:style-name="T71">nom</text:span><text:span text:style-name="T72">,<text:s/></text:span><text:span text:style-name="T73">prenom</text:span><text:span text:style-name="T74">,<text:s/></text:span><text:span text:style-name="T75">une</text:span><text:span text:style-name="T76"><text:s/>nationalité<text:s/></text:span><text:span text:style-name="T77">nationalite</text:span><text:span text:style-name="T78"><text:s/></text:span><text:span text:style-name="T79">et une époque</text:span><text:span text:style-name="T80"><text:s/></text:span><text:span text:style-name="T81">epoque</text:span><text:span text:style-name="T82">. Les tables de<text:s/></text:span><text:span text:style-name="T83">célébrités</text:span><text:span text:style-name="T84"><text:s/>et monuments admettent un lien établi grâce à la table de jointure<text:s/></text:span><text:span text:style-name="T85">AssocieA</text:span><text:span text:style-name="T86">, associant<text:s/></text:span><text:span text:style-name="T87">les codes géographiques</text:span><text:span text:style-name="T88"><text:s/>des monuments aux numéros de<text:s/></text:span><text:span text:style-name="T89">célébrités</text:span><text:span text:style-name="T90">.</text:span></text:p>
      <text:p text:style-name="P91"><text:span text:style-name="T92">En ce qui concerne la sécurité, la table utilisateurs<text:s/></text:span><text:span text:style-name="T93">stocke</text:span><text:span text:style-name="T94"><text:s/>les informations d’identification des utilisateurs, comprenant un nom d’utilisateur<text:s/></text:span><text:span text:style-name="T95">username</text:span><text:span text:style-name="T96">, un mot de passe haché<text:s/></text:span><text:span text:style-name="T97">pass</text:span><text:span text:style-name="T98">W</text:span><text:span text:style-name="T99">ord</text:span><text:span text:style-name="T100"><text:s/>et un rôle<text:s/></text:span><text:span text:style-name="T101">role</text:span><text:span text:style-name="T102"><text:s/></text:span><text:span text:style-name="T103">qui peut être soit<text:s/></text:span><text:span text:style-name="T104">ADMIN</text:span><text:span text:style-name="T105"><text:s/>ou<text:s/></text:span><text:span text:style-name="T106">USER</text:span><text:span text:style-name="T107">.</text:span></text:p>
      <text:p text:style-name="P108">Ils existent<text:s/>beaucoup de clés étrangères liant toutes les tables afin d’assurer l’intégrité<text:s/>référentielle<text:s/>entre les différentes entités.</text:p>
      <text:p text:style-name="P109"/>
      <text:list text:style-name="LFO2" text:continue-numbering="true">
        <text:list-item>
          <text:p text:style-name="P110">Fonctionnalités Implémentées :</text:p>
        </text:list-item>
      </text:list>
      <text:p text:style-name="P111"/>
      <text:list text:style-name="LFO8" text:continue-numbering="true">
        <text:list-item>
          <text:p text:style-name="P112">Exploration des<text:s/>Régions :</text:p>
          <text:list text:continue-numbering="true">
            <text:list-item>
              <text:p text:style-name="P113">Lister toutes les régions disponibles</text:p>
            </text:list-item>
            <text:list-item>
              <text:p text:style-name="P114">Afficher les détails d’une région spécifique</text:p>
            </text:list-item>
            <text:list-item>
              <text:p text:style-name="P115">Rechercher les régions par numéro</text:p>
            </text:list-item>
          </text:list>
        </text:list-item>
        <text:list-item>
          <text:p text:style-name="P116">Exploration des<text:s/>départements :</text:p>
          <text:list text:continue-numbering="true">
            <text:list-item>
              <text:p text:style-name="P117">Lister tous les départements disponibles</text:p>
            </text:list-item>
            <text:list-item>
              <text:p text:style-name="P118">Afficher les détails d’un département spécifique</text:p>
            </text:list-item>
            <text:list-item>
              <text:p text:style-name="P119">Rechercher les départements par numéro</text:p>
            </text:list-item>
          </text:list>
        </text:list-item>
        <text:list-item>
          <text:p text:style-name="P120">Exploration des<text:s/>communes :</text:p>
          <text:list text:continue-numbering="true">
            <text:list-item>
              <text:p text:style-name="P121">Lister toutes les communes disponibles</text:p>
            </text:list-item>
            <text:list-item>
              <text:p text:style-name="P122">Afficher les détails d’une commune spécifique</text:p>
            </text:list-item>
            <text:list-item>
              <text:p text:style-name="P123">Rechercher les communes par numéro</text:p>
            </text:list-item>
          </text:list>
        </text:list-item>
      </text:list>
      <text:p text:style-name="P124"/>
      <text:list text:style-name="LFO8" text:continue-numbering="true">
        <text:list-item>
          <text:p text:style-name="P125">Exploration des monuments :</text:p>
          <text:list text:continue-numbering="true">
            <text:list-item>
              <text:p text:style-name="P126">Lister tous les monuments disponibles</text:p>
            </text:list-item>
            <text:list-item>
              <text:p text:style-name="P127">Afficher les détails d’un monument spécifique</text:p>
            </text:list-item>
            <text:list-item>
              <text:p text:style-name="P128">Rechercher les monuments par numéro</text:p>
            </text:list-item>
            <text:list-item>
              <text:p text:style-name="P129">Ajouter un monument</text:p>
            </text:list-item>
            <text:list-item>
              <text:p text:style-name="P130">Supprimer un monument</text:p>
            </text:list-item>
          </text:list>
        </text:list-item>
        <text:list-item>
          <text:p text:style-name="P131">Calcul de distance :</text:p>
          <text:list text:continue-numbering="true">
            <text:list-item>
              <text:p text:style-name="P132">Calculer la distance entre deux communes</text:p>
            </text:list-item>
            <text:list-item>
              <text:p text:style-name="P133">Calculer la distance entre deux monuments</text:p>
            </text:list-item>
          </text:list>
        </text:list-item>
        <text:list-item>
          <text:p text:style-name="P134">Exploration des célébrités :</text:p>
          <text:list text:continue-numbering="true">
            <text:list-item>
              <text:p text:style-name="P135">Lister tous les monuments disponibles</text:p>
            </text:list-item>
            <text:list-item>
              <text:p text:style-name="P136">Afficher les détails d’un monument spécifique</text:p>
            </text:list-item>
          </text:list>
        </text:list-item>
        <text:list-item>
          <text:p text:style-name="P137">Gestion de l’authentification :</text:p>
          <text:list text:continue-numbering="true">
            <text:list-item>
              <text:p text:style-name="P138">Page de connexion avec l’Endpoint ‘/login’)</text:p>
            </text:list-item>
            <text:list-item>
              <text:p text:style-name="P139">Page de déconnexion avec l’Endpoint ‘/logout’)</text:p>
            </text:list-item>
            <text:list-item>
              <text:p text:style-name="P140">Page de profil avec l’Endpoint ‘/profil)</text:p>
            </text:list-item>
          </text:list>
        </text:list-item>
      </text:list>
      <text:p text:style-name="Normal"/>
      <text:list text:style-name="LFO2" text:continue-numbering="true">
        <text:list-item>
          <text:p text:style-name="P141">Mise en œuvre technique<text:s/></text:p>
        </text:list-item>
      </text:list>
      <text:p text:style-name="Normal"/>
      <text:p text:style-name="P142">Dans cette partie, je vais essayer d’expliquer les fonctionnalités implémentées. Cependant afin d’éviter la répétition je vais me concentrer sur les fonctionnalités de Monuments (qui admet beaucoup de fonctionnalités communes avec d’autres entités) et aussi la gestion de l’authentification.</text:p>
      <text:p text:style-name="Normal"/>
      <text:list text:style-name="LFO9" text:continue-numbering="true">
        <text:list-item>
          <text:p text:style-name="P143">Exploration des monuments</text:p>
        </text:list-item>
      </text:list>
      <text:p text:style-name="Normal"/>
      <text:list text:style-name="LFO10" text:continue-numbering="true">
        <text:list-item>
          <text:p text:style-name="P144">Liste des Monuments (LeMonuments) :</text:p>
        </text:list-item>
      </text:list>
      <text:p text:style-name="P145">La méthode ‘LesMonuments’ est annotée avec ‘@GetMapping (‘‘ /monuments ‘‘ )’, ce qui signifie qu’elle répond aux requêtes Get sur l’URL ‘‘/monuments ‘‘. Elle récupère les listes de lieux, célébrités et monuments à l’aide de leurs services respectifs. Ces donnés dont ajoutées au modèle (‘model’) à l’aide de model.addAttribute(). Ce modèle va être utilisé par la vue monument.hmtl qui utilise Thymeleaf pour afficher la liste des monuments sous forme de tableau. La vue admet également un formulaire qui sera utile dans l’ajout des monuments discuté plus tard. Ce choix d’avoir le formulaire dans la même vue, était principalement d’éviter de recharger la page pour avoir plus de fluidité pour le site.</text:p>
      <text:soft-page-break/>
      <text:list text:style-name="LFO10" text:continue-numbering="true">
        <text:list-item>
          <text:p text:style-name="P146">Détails d’un monument (monumentDetailsCliquer) :</text:p>
        </text:list-item>
      </text:list>
      <text:p text:style-name="P147">Cette méthode répond aux requêtes GET sur l’URL ‘‘/monuments/{codeM}’’, où<text:s/><text:span text:style-name="T148">codeM</text:span><text:s/>est le code unique du monument. Les détails sont récupérés avec la méthode du service getMonumentByCodeM(codeM), puis ajoutée au modèle et affichés sous forme de tableau dans la vue ‘monumentDetail.html’. Dans ce tableau on pourra interagir avec quelques éléments du détail du monument. Par exemple en cliquant sur Lieu, on sera redirigé vers la page du détail de ce lieu, où on pourra trouver le monument listé dans les détails.</text:p>
      <text:p text:style-name="Normal"/>
      <text:list text:style-name="LFO10" text:continue-numbering="true">
        <text:list-item>
          <text:p text:style-name="P149">Confirmation du formulaire (confirmationPage) :</text:p>
        </text:list-item>
      </text:list>
      <text:p text:style-name="P150">Cette méthode est annotée ‘@PostMapping (‘‘ /monuments /confirm‘‘)’, elle réagit aux requêtes POST sur l’URL après la soumission du formulaire d’ajout. Elle gère également la validation des données grâce à l’annotation ‘@Valid’, et envoie les erreurs à la vue ‘ConfrimMonument.hmtl’. Cette vue sert principalement à afficher les donnée soumis dans le formulaire, afin de donner le choix à l’utilisateur d’annuler cette saisie grâce à un bouton qui redirige vers le formulaire. De plus cette vue admet un autre formulaire caché, qui est rempli par les informations visible dans la vue.</text:p>
      <text:p text:style-name="P151"/>
      <text:list text:style-name="LFO10" text:continue-numbering="true">
        <text:list-item>
          <text:p text:style-name="P152">Ajout d’un monument (addMonument) :</text:p>
        </text:list-item>
      </text:list>
      <text:p text:style-name="P153">Cette méthode répond aux requête POST sur l’URL ‘‘/ADDmonument ’’, elle est appelée après la confirmation et avoir envoyé le formulaire caché. Elle utilise la méthode ‘save’ du service afin de sauvegarder le nouveau monument dans la base de données.<text:s/></text:p>
      <text:h text:style-name="Titre3" text:outline-level="3"/>
      <text:list text:style-name="LFO10" text:continue-numbering="true">
        <text:list-item>
          <text:p text:style-name="P154">Suppression d’un monument (monumentsDeleter) :</text:p>
        </text:list-item>
      </text:list>
      <text:p text:style-name="P155">Cette méthode répond aux requêtes Get sur ‘‘ /deleteMonument/{codeM} ‘‘, pour supprimer un monument spécifique. Elle utilise également une méthode du service pour effectuer la suppression. Une fois effectué une redirection accompagnée d’un message de notification est faite vers la vue des monuments.</text:p>
      <text:p text:style-name="Normal"/>
      <text:list text:style-name="LFO10" text:continue-numbering="true">
        <text:list-item>
          <text:p text:style-name="P156">Calcul de la distance (calculateMonumentDistance) :<text:s/></text:p>
        </text:list-item>
      </text:list>
      <text:p text:style-name="P157">Cette méthode gère le calcule de distance entre<text:s/>deux monuments envoyés<text:s/>par le formulaire qui existe dans la vue ‘DistanceMonument.hmtl’,<text:s/>une fois le calcul est fait, la distance est transmise à la même vue et puis affichée.</text:p>
      <text:p text:style-name="Normal"/>
      <text:p text:style-name="Normal"/>
      <text:soft-page-break/>
      <text:list text:style-name="LFO9" text:continue-numbering="true">
        <text:list-item>
          <text:p text:style-name="P158">Fonctionnalités hors monument :</text:p>
        </text:list-item>
      </text:list>
      <text:p text:style-name="Normal"/>
      <text:p text:style-name="P159">Maintenant, je vais parler d’autre fonctionnalités qui n’existe pas dans monuments, ou qui sont utilisés de façons plus implicites.</text:p>
      <text:p text:style-name="Normal"/>
      <text:list text:style-name="LFO10" text:continue-numbering="true">
        <text:list-item>
          <text:p text:style-name="P160">Chercher par numéro :</text:p>
        </text:list-item>
      </text:list>
      <text:p text:style-name="P161">Cette méthode qui existe pour Région, Département et Lieu, est une méthode qui prend les paramètres de l’URL avec l’annotation @RequestParam, et redirige vers la vue de détail, si le numéro écrit ne correspond à aucun élément dans la base de données. La méthode actualise la vue actuelle tout en affichant un message d’erreur.</text:p>
      <text:p text:style-name="Normal"/>
      <text:list text:style-name="LFO10" text:continue-numbering="true">
        <text:list-item>
          <text:p text:style-name="P162">Fonctionnalités d’authentification :</text:p>
        </text:list-item>
      </text:list>
      <text:p text:style-name="P163">Au niveau des contrôleurs, je fais que rediriger vers les vues respectives. La vue de ‘’login.html’’, est une vue classique qui admet des champs pour se connecter est un bouton, et la vue profil.html admet un bouton de déconnexion et montre aussi le rôle de l’utilisateur<text:s/>avec d’autres informations et boutons de redirections vers d’autres vue.</text:p>
      <text:p text:style-name="P164"/>
      <text:list text:style-name="LFO10" text:continue-numbering="true">
        <text:list-item>
          <text:p text:style-name="P165">Autres<text:s/>fonctionnalités :</text:p>
        </text:list-item>
      </text:list>
      <text:list text:style-name="LFO11" text:continue-numbering="true">
        <text:list-item>
          <text:p text:style-name="P166">Gestion des erreurs et messages : les erreurs de validation sont gérées par une classe<text:s/><text:span text:style-name="T167">APP_ExceptionHandler</text:span>, qui renvoie des messages lors des rencontres des erreurs. De plus après quelques fonctionnalités, je<text:s/>transmets<text:s/>des messages pour informer l’utilisateur sur l’état de l’application, ces messages sont gérés dans les différentes méthode du contrôleur et puis transmis dans les vues.</text:p>
        </text:list-item>
        <text:list-item>
          <text:p text:style-name="P168">Validation des formulaires :<text:s/>Avant la soumission des formulaires j’ai déployé plusieurs couches de vérifications, au niveau des vue, j’ai eu recours à des expressions régulières mais aussi avec des scripts JavaScript. Au niveau du serveur, j’ai utilisé Spring boot validation avec les annotations ‘@Valid’, ‘@Size’, ‘@Pattern’ etc.</text:p>
        </text:list-item>
        <text:list-item>
          <text:p text:style-name="P169">Utilisation de ThymeLeaf avec CSS : Vu l’architecture de mon projet, et le fait que j’utilise des contrôleurs classiques au lieux de contrôleurs Rest. Plusieurs fonctionnalités doivent être bien représentés sur les vues. Une connaissance basique sur le langage de thymeleaf à était nécessaire afin de réaliser ça.</text:p>
        </text:list-item>
      </text:list>
      <text:p text:style-name="Normal"/>
      <text:soft-page-break/>
      <text:list text:style-name="LFO2" text:continue-numbering="true">
        <text:list-item>
          <text:p text:style-name="P170">Résultats et difficultés rencontrés :</text:p>
        </text:list-item>
      </text:list>
      <text:p text:style-name="Normal"/>
      <text:h text:style-name="P171" text:outline-level="2">Résultat :</text:h>
      <text:p text:style-name="P172">Les fonctionnalités mises en place dans le cadre de ce projet ont répondu aux attentes et aux spécifications prévues. La partie "Les Monuments" propose une expérience utilisateur complète avec des fonctionnalités telles que l'affichage, l'ajout, la suppression, et le calcul de distance entre les monuments. L'utilisation de Thymeleaf a contribué à une présentation esthétique et conviviale des données, tandis que la combinaison de Spring Boot et Thymeleaf a facilité les interactions utilisateur.</text:p>
      <text:p text:style-name="Normal"/>
      <text:p text:style-name="P173">Bien que le projet soit fonctionnel, certaines améliorations peuvent être envisagées pour améliorer l'expérience globale. Ces ajustements pourraient impliquer des améliorations visuelles, des fonctionnalités additionnelles, ou des optimisations de performance. Cependant, dans l'ensemble, le résultat actuel du projet est conforme aux attentes.</text:p>
      <text:p text:style-name="P174"/>
      <text:h text:style-name="P175" text:outline-level="2">Difficultés :<text:s/></text:h>
      <text:p text:style-name="P176">L’un des principaux défis rencontrés au cours de ce projet a été le manque d’informations et de bibliographie sur Spring et ses technologies<text:s/>associées, en particulier avec les nouvelles versions. La documentation peut parfois manquer de clarté, ce qui a nécessité une recherche approfondie et une expérimentation pour comprendre certaines fonctionnalités. De plus, la transition vers des versions plus récentes de Spring a introduit des méthodes dépréciées, nécessitant des ajustements dans le code pour assurer la compatibilité.</text:p>
      <text:p text:style-name="P177">Le processus de débogage a également présenté des défis significatifs. La présence des page blanches couplée avec l’absence des indications dans la console Java a rendu le débogage plus complexe. De plus, les problèmes liés au réseau ont parfois nécessité une inspection des éléments, avec des difficultés supplémentaires pour identifier et résoudre les problèmes.</text:p>
      <text:p text:style-name="P178">Malgré ces difficultés, une approche méthodique de la résolution des problèmes, combinée à<text:s/>une recherche active<text:s/>des solutions, a<text:s/>permis de surmonter ces<text:s/>obstacles. Ces<text:s/>expériences ont également renforcé la compréhension du fonctionnement interne de Spring et ont contribué à un apprentissage approfondi des aspects techniques du développement web.</text:p>
      <text:p text:style-name="Normal"/>
      <text:p text:style-name="Normal"/>
      <text:p text:style-name="Normal"/>
      <text:soft-page-break/>
      <text:h text:style-name="Titre1" text:outline-level="1">Perspectives :</text:h>
      <text:p text:style-name="Normal"/>
      <text:p text:style-name="Normal"><text:tab/>Pour les améliorations futures, plusieurs axes peuvent être explorés afin d’enrichir davantage l’application. L’intégration de fonctionnalités additionnelles, telles qu’une recherche avancée en utilisant des filtres de tri, ou même une carte interactive pour visualiser les distances.</text:p>
      <text:p text:style-name="Normal"><text:tab/>Une optimisation potentielle pourrait consister à réorganiser les contrôleurs dans des emplacements distincts plutôt que de les regrouper au sein d’une seule classe. Cette approche modulaire permettrait une meilleure gestion et une séparation claire<text:s/>des responsabilités, favorisant une évolutivité fluide.</text:p>
      <text:p text:style-name="Normal"><text:tab/>De plus, l’exploration d’une architecture reposant sur des RestControllers au lieu des contrôleurs classique pourrait être envisagée. Les RestControllers sont spécifiquement conçus pour développer des API REST, offrant ainsi une solution plus adaptée si l’application évolue vers une approche basée sur les services web.</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font-size="12pt" style:font-size-asian="12pt"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Symbol" fo:font-size="12pt" style:font-size-asian="12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mar wassim</meta:initial-creator>
    <dc:creator>ammar wassim</dc:creator>
    <meta:creation-date>2024-01-10T21:02:00Z</meta:creation-date>
    <dc:date>2024-01-11T19:16:00Z</dc:date>
    <meta:template xlink:href="Normal.dotm" xlink:type="simple"/>
    <meta:editing-cycles>4</meta:editing-cycles>
    <meta:editing-duration>PT54120S</meta:editing-duration>
    <meta:document-statistic meta:page-count="8" meta:paragraph-count="28" meta:word-count="2231" meta:character-count="14478" meta:row-count="102" meta:non-whitespace-character-count="12275"/>
  </office:meta>
</office:document-meta>
</file>